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1-29_07-31-23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3-01-29_01-54-41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7" table:formula="of:=IF([.E3]=&quot;&quot;;[.C5];CONCATENATE([.C5];&quot; / &quot;;[.E3]))" office:value-type="string" office:string-value=":m other / log / 寝る前　ウェブ閲覧　記録　（for オナニー） / 未了 / other=+40min">
            <text:p>:m other / log / 寝る前　ウェブ閲覧　記録　（for オナニー） / 未了 / other=+40min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1-28_23-07-32_000.jpg</text:p>
          </table:table-cell>
          <table:table-cell table:style-name="ce26" office:value-type="string">
            <text:p>:m #*# / memo:other(m:other) / topic=習字, about=,other=,id=~,content=顔;領;域;除;票;請;得;島;藤;桃;兆;編;集;感;情;部;蓋;戦;争;間;隔;世;界;路;線;本;来;薬;権;網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#*# / memo:other(m:other) / topic=習字, about=,other=,id=~,content=顔;領;域;除;票;請;得;島;藤;桃;兆;編;集;感;情;部;蓋;戦;争;間;隔;世;界;路;線;本;来;薬;権;網;">
            <text:p>:m #*# / memo:other(m:other) / topic=習字, about=,other=,id=~,content=顔;領;域;除;票;請;得;島;藤;桃;兆;編;集;感;情;部;蓋;戦;争;間;隔;世;界;路;線;本;来;薬;権;網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7" office:value-type="string">
            <text:p>2023-01-29_01-54-30_000.jpg</text:p>
          </table:table-cell>
          <table:table-cell table:style-name="ce27" office:value-type="string">
            <text:p>:m other / log / 寝る前　ウェブ閲覧　記録　（for オナニー） / 未了 / other=+40min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other / log / 寝る前　ウェブ閲覧　記録　（for オナニー） / 未了 / other=+40min">
            <text:p>:m other / log / 寝る前　ウェブ閲覧　記録　（for オナニー） / 未了 / other=+40min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1-28_14-06-2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 office:value-type="string">
            <text:p>2023-01-28_21-07-1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3-01-29_07-53-1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1-28_18-01-42_000.jpg</text:p>
          </table:table-cell>
          <table:table-cell table:style-name="ce26" office:value-type="string">
            <text:p>:m RES 1*1 / free# JVEMV6 83#_95:1 / 83. chemistry / topics=無機質,w=アルミナ；鋼玉[こうぎょく；B-石英；透長石（サニディン）；単斜晶系,s=~,i=~,other=memo+:B-石英,next=,doc=r-1-1~1.4:『化学雑話』:p.89</text:p>
          </table:table-cell>
          <table:table-cell table:style-name="ce27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RES 1*1 / free# JVEMV6 83#_95:1 / 83. chemistry / topics=無機質,w=アルミナ；鋼玉[こうぎょく；B-石英；透長石（サニディン）；単斜晶系,s=~,i=~,other=memo+:B-石英,next=,doc=r-1-1~1.4:『化学雑話』:p.89">
            <text:p>:m RES 1*1 / free# JVEMV6 83#_95:1 / 83. chemistry / topics=無機質,w=アルミナ；鋼玉[こうぎょく；B-石英；透長石（サニディン）；単斜晶系,s=~,i=~,other=memo+:B-石英,next=,doc=r-1-1~1.4:『化学雑話』:p.89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1-28_23-44-13_000.jpg</text:p>
          </table:table-cell>
          <table:table-cell table:style-name="ce26" office:value-type="string">
            <text:p>:m :th,mysl / topic=求める宗教 / content=儒教に、社会主義、民主主義を、接木する,other=~ / lang=ja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:th,mysl / topic=求める宗教 / content=儒教に、社会主義、民主主義を、接木する,other=~ / lang=ja">
            <text:p>:m :th,mysl / topic=求める宗教 / content=儒教に、社会主義、民主主義を、接木する,other=~ / lang=ja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1-28_12-50-47_000.jpg</text:p>
          </table:table-cell>
          <table:table-cell table:style-name="ce26" office:value-type="string">
            <text:p>:m #*# RES / free / res-id=RESV:0S1Z / theme=上海事変（第１次） / genre=歴史：日本史：近現代史,content=~,w=上海租界；共同租界 / session-number=~ / doc=~,other=id:RESV:日中戦争；0S1Z：上海事変（第１次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#*# RES / free / res-id=RESV:0S1Z / theme=上海事変（第１次） / genre=歴史：日本史：近現代史,content=~,w=上海租界；共同租界 / session-number=~ / doc=~,other=id:RESV:日中戦争；0S1Z：上海事変（第１次）">
            <text:p>:m #*# RES / free / res-id=RESV:0S1Z / theme=上海事変（第１次） / genre=歴史：日本史：近現代史,content=~,w=上海租界；共同租界 / session-number=~ / doc=~,other=id:RESV:日中戦争；0S1Z：上海事変（第１次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1-29_07-41-32_000.jpg</text:p>
          </table:table-cell>
          <table:table-cell table:style-name="ce26" office:value-type="string">
            <text:p>:m :? #*# / topic=数学：四元数 / content=四元虚数ー実数の座標空間：'ijk'は、何を意味する？ / status=~ / other=~,id=K0HA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:? #*# / topic=数学：四元数 / content=四元虚数ー実数の座標空間：'ijk'は、何を意味する？ / status=~ / other=~,id=K0HA">
            <text:p>:m :? #*# / topic=数学：四元数 / content=四元虚数ー実数の座標空間：'ijk'は、何を意味する？ / status=~ / other=~,id=K0HA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3-01-29_07-41-39_000.jpg</text:p>
          </table:table-cell>
          <table:table-cell table:style-name="ce26" office:value-type="string">
            <text:p>:m :? #*# / topic=数学：四元数 / content=(i=μj)なる数：四元数の演算：どうなるか？（'μ'は、アラビア文字の、「ミーム」） / status=~ / other=~,id=9UZJ ||| content=(si+tj=uk)だとする：何が起きる？ / status=~ / other=~,id=ZJ6T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:? #*# / topic=数学：四元数 / content=(i=μj)なる数：四元数の演算：どうなるか？（'μ'は、アラビア文字の、「ミーム」） / status=~ / other=~,id=9UZJ ||| content=(si+tj=uk)だとする：何が起きる？ / status=~ / other=~,id=ZJ6T">
            <text:p>:m :? #*# / topic=数学：四元数 / content=(i=μj)なる数：四元数の演算：どうなるか？（'μ'は、アラビア文字の、「ミーム」） / status=~ / other=~,id=9UZJ ||| content=(si+tj=uk)だとする：何が起きる？ / status=~ / other=~,id=ZJ6T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7" office:value-type="string">
            <text:p>2023-01-29_07-41-48_000.jpg</text:p>
          </table:table-cell>
          <table:table-cell table:style-name="ce26" office:value-type="string">
            <text:p>:m :? #*# / topic=数学：四元数 / content=(i=pj)：だとしたら、どうなる？ / status=~ / other=~,id=00H9[number-zero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:? #*# / topic=数学：四元数 / content=(i=pj)：だとしたら、どうなる？ / status=~ / other=~,id=00H9[number-zero">
            <text:p>:m :? #*# / topic=数学：四元数 / content=(i=pj)：だとしたら、どうなる？ / status=~ / other=~,id=00H9[number-zero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0" office:value-type="string">
            <text:p>2023-01-29_11-00-02_000.jpg</text:p>
          </table:table-cell>
          <table:table-cell table:style-name="ce26" office:value-type="string">
            <text:p>:m RES 1*2 / free# JVEMV6 82#_7:1 / 82. math-research / topics=q-id.MC0H:(iA)・(Ai),w=行ベクトル；列ベクトル,s=~,i=~,doc=r-1-3~1.1:book-writing 'basics of quaternion',other=N+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8" office:value-type="string">
            <text:p>2023-01-29_11-00-39_000.jpg</text:p>
          </table:table-cell>
          <table:table-cell table:style-name="ce26" office:value-type="string">
            <text:p>:m RES 2*2 / free# JVEMV6 82#_7:1 / 82. math-research / topics=q-id.MC0H:(iA)・(Ai),w=行ベクトル；列ベクトル,s=~,i=~,doc=r-1-3~1.1:book-writing 'basics of quaternion',other=N+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m RES 2*2 / free# JVEMV6 82#_7:1 / 82. math-research / topics=q-id.MC0H:(iA)・(Ai),w=行ベクトル；列ベクトル,s=~,i=~,doc=r-1-3~1.1:book-writing 'basics of quaternion',other=N+">
            <text:p>:m RES 2*2 / free# JVEMV6 82#_7:1 / 82. math-research / topics=q-id.MC0H:(iA)・(Ai),w=行ベクトル；列ベクトル,s=~,i=~,doc=r-1-3~1.1:book-writing 'basics of quaternion',other=N+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9">2023/01/29</text:date>, <text:time>12:51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29T12:51:31.23</dc:date>
    <dc:creator>iwabuchi ken</dc:creator>
    <meta:editing-duration>P53DT10H31M51S</meta:editing-duration>
    <meta:editing-cycles>17177</meta:editing-cycles>
    <meta:document-statistic meta:table-count="2" meta:cell-count="925" meta:object-count="0"/>
    <meta:user-defined meta:name="qrichtext">1</meta:user-defined>
  </office:meta>
</office:document-meta>
</file>